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Narrow" svg:font-family="'Arial Narrow'"/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ffffff" style:font-name="Arial Narrow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penEpi Module for Diagnostic Test Evaluation</text:h>
      <text:h text:style-name="Heading_20_2" text:outline-level="2">Test with Positive/Negative Outcome</text:h>
      <text:p text:style-name="P3">Sensitivity, specificity</text:p>
      <text:p text:style-name="P3">Positive and negative predictive values</text:p>
      <text:p text:style-name="P3">Likelihood ratios for positive and negative tests</text:p>
      <text:p text:style-name="P3">Cohen's kappa and agreement chart</text:p>
      <text:p text:style-name="P3">Information content</text:p>
      <text:p text:style-name="P3">Bias estimates</text:p>
      <text:p text:style-name="P3">Statistics corrected for bias</text:p>
      <text:p text:style-name="P3">Graphical representations of results</text:p>
      <text:p text:style-name="P3"/>
      <text:h text:style-name="Heading_20_2" text:outline-level="2">Test with Multiple Category Outcome</text:h>
      <text:p text:style-name="P4"><text:tab/>Analysis of 2-by-2 tables for collapsed categories</text:p>
      <text:p text:style-name="P3">Level-specific likelihood ratios</text:p>
      <text:p text:style-name="P3">Receiver-operating characteristics curves(ROC)</text:p>
      <text:p text:style-name="P3">Estimates of area under ROC</text:p>
      <text:p text:style-name="P3">Estimates of Optimum Operating Point(OOP)</text:p>
      <text:h text:style-name="P1" text:outline-level="2">Developers</text:h>
      <text:p text:style-name="P2"><text:tab/>Hemant Kulkarni, Amit Amin, Manju Mamtani, Manik Amin</text:p>
      <text:p text:style-name="P2"><text:tab/>Lata Medical Research Foundation, Nagpur, In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Narrow" svg:font-family="'Arial Narrow'"/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Dean</meta:initial-creator>
    <meta:creation-date>2012-08-16T23:24:12.64</meta:creation-date>
    <dc:date>2012-08-16T23:58:20.14</dc:date>
    <dc:creator>Andrew Dean</dc:creator>
    <meta:editing-duration>PT17M56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9" meta:word-count="84" meta:character-count="667"/>
  </office:meta>
</office:document-meta>
</file>